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4452" svg:stroke-width="0.019cm" svg:stroke-color="#000000" draw:marker-start-width="0.229cm" draw:marker-start-center="false" draw:marker-end-width="0.229cm" draw:marker-end-center="false" draw:fill="none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fb544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927cm" svg:height="1.542cm" svg:x="11.208cm" svg:y="14.645cm" svg:viewBox="0 0 928 1543" svg:d="M928 1543c-229-400-558-912-558-912 0 0-310-532-299-532s-71-99-71-99">
            <text:p/>
          </draw:path>
          <draw:ellipse draw:style-name="gr2" draw:text-style-name="P3" draw:layer="layout" svg:width="1.493cm" svg:height="0.597cm" draw:transform="skewX (0.00331612557878914) rotate (0.518188254917116) translate (9.843cm 14.709cm)">
            <text:p text:style-name="P2"><text:span text:style-name="T1">10 cm</text:span></text:p>
          </draw:ellipse>
          <draw:ellipse draw:style-name="gr3" draw:text-style-name="P4" draw:layer="layout" svg:width="1.225cm" svg:height="0.586cm" draw:transform="skewX (0.0748746249105566) rotate (-1.08524572889007) translate (11.822cm 14.587cm)">
            <text:p text:style-name="P2"><text:span text:style-name="T2">3 cm</text:span></text:p>
          </draw:ellipse>
          <draw:polyline draw:style-name="gr4" draw:text-style-name="P1" draw:layer="layout" svg:width="0.241cm" svg:height="0.241cm" draw:transform="skewX (0.00733038285837628) rotate (-2.59373380138877) translate (11.3305972222222cm 14.8549583333331cm)" svg:viewBox="0 0 242 242" draw:points="242,242 242,2 0,0">
            <text:p/>
          </draw:polyline>
          <draw:path draw:style-name="gr4" draw:text-style-name="P1" draw:layer="layout" svg:width="4.079cm" svg:height="2.498cm" svg:x="8.645cm" svg:y="13.71cm" svg:viewBox="0 0 4080 2499" svg:d="M0 2491c988-30 1826 8 1815 8s898-68 928-30 741 11 741 11l178-683 160-763c0 0 219-812 219-805s39-229 39-229l-669 411c0 0-726 462-707 443s-919 561-919 561c0 0-757 494-746 483s-1028 601-1028 60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52" draw:display-name="Dashed (var) 4452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08:46.079803677</meta:creation-date>
    <dc:date>2018-03-22T11:09:05.202700792</dc:date>
    <meta:editing-duration>PT20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